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tru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1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83cm"/>
    </style:style>
    <style:style style:name="gr10" style:family="graphic" style:parent-style-name="standard">
      <style:graphic-properties draw:textarea-horizontal-align="justify" draw:textarea-vertical-align="middle" draw:auto-grow-height="true" fo:min-height="0.713cm" fo:min-width="2.034cm"/>
    </style:style>
    <style:style style:name="gr11" style:family="graphic" style:parent-style-name="standard">
      <style:graphic-properties draw:stroke="none" svg:stroke-color="#000000" draw:fill="none" draw:fill-color="#ffffff" fo:min-height="0.639cm"/>
    </style:style>
    <style:style style:name="gr12" style:family="graphic" style:parent-style-name="standard">
      <style:graphic-properties draw:stroke="none" svg:stroke-color="#000000" draw:fill="none" draw:fill-color="#ffffff" fo:min-height="0.7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14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.981cm" svg:x="3.032cm" svg:y="1.17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1" draw:layer="layout" svg:width="5.15cm" svg:height="0.963cm" svg:x="6.842cm" svg:y="1.781cm">
          <text:p text:style-name="P1">Simple Graphic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9cm" svg:height="0.963cm" svg:x="12.487cm" svg:y="1.781cm">
          <text:p text:style-name="P1">The Matri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29cm" svg:height="0.963cm" svg:x="34.866cm" svg:y="1.781cm">
          <text:p text:style-name="P1">Message Transpor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416cm" svg:y1="2.771cm" svg:x2="9.416cm" svg:y2="27.797cm">
          <text:p/>
        </draw:line>
        <draw:line draw:style-name="gr3" draw:text-style-name="P1" draw:layer="layout" svg:x1="14.236cm" svg:y1="2.771cm" svg:x2="14.236cm" svg:y2="27.797cm">
          <text:p/>
        </draw:line>
        <draw:line draw:style-name="gr3" draw:text-style-name="P1" draw:layer="layout" svg:x1="37.83cm" svg:y1="2.771cm" svg:x2="37.83cm" svg:y2="27.797cm">
          <text:p/>
        </draw:line>
        <draw:custom-shape draw:style-name="gr1" draw:text-style-name="P1" draw:layer="layout" svg:width="0.853cm" svg:height="21.978cm" svg:x="8.99cm" svg:y="4.676cm">
          <draw:glue-point draw:id="4" svg:x="5.011cm" svg:y="-3.57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3" draw:text-style-name="P1" draw:layer="layout" svg:width="0cm" svg:height="24.637cm" svg:x="4.175cm" svg:y="3.159cm" svg:viewBox="0 0 0 24638" draw:points="0,0 0,1851 0,24638">
          <draw:glue-point draw:id="4" svg:x="0cm" svg:y="-4.248cm"/>
          <text:p/>
        </draw:polyline>
        <draw:custom-shape draw:style-name="gr1" draw:text-style-name="P1" draw:layer="layout" svg:width="0.788cm" svg:height="18.803cm" svg:x="13.906cm" svg:y="7.216cm">
          <draw:glue-point draw:id="4" svg:x="5cm" svg:y="-1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2.932cm" svg:height="0.963cm" svg:x="10.509cm" svg:y="5.872cm">
          <draw:text-box>
            <text:p>Pick egg</text:p>
          </draw:text-box>
        </draw:frame>
        <draw:custom-shape draw:style-name="gr1" draw:text-style-name="P1" draw:layer="layout" svg:width="0.788cm" svg:height="1.531cm" svg:x="37.453cm" svg:y="15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146cm" svg:height="0.963cm" svg:x="4.429cm" svg:y="3.72cm">
          <draw:text-box>
            <text:p>Press space key</text:p>
          </draw:text-box>
        </draw:frame>
        <draw:custom-shape draw:style-name="gr2" draw:text-style-name="P1" draw:layer="layout" svg:width="3.423cm" svg:height="0.963cm" svg:x="18.402cm" svg:y="1.781cm">
          <text:p text:style-name="P1">fpLocatio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304cm" svg:y1="2.771cm" svg:x2="20.304cm" svg:y2="27.797cm">
          <text:p/>
        </draw:line>
        <draw:frame draw:style-name="gr5" draw:layer="layout" svg:width="3.745cm" svg:height="0.963cm" svg:x="15.67cm" svg:y="7.47cm">
          <draw:text-box>
            <text:p>Where am i</text:p>
          </draw:text-box>
        </draw:frame>
        <draw:custom-shape draw:style-name="gr1" draw:text-style-name="P1" draw:layer="layout" svg:width="0.788cm" svg:height="1.531cm" svg:x="19.897cm" svg:y="8.48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716cm" svg:y1="8.486cm" svg:x2="19.923cm" svg:y2="8.486cm">
          <text:p/>
        </draw:line>
        <draw:line draw:style-name="gr6" draw:text-style-name="P1" draw:layer="layout" svg:x1="9.855cm" svg:y1="7.216cm" svg:x2="13.827cm" svg:y2="7.216cm">
          <text:p/>
        </draw:line>
        <draw:line draw:style-name="gr7" draw:text-style-name="P1" draw:layer="layout" svg:x1="19.796cm" svg:y1="10.017cm" svg:x2="14.716cm" svg:y2="10.017cm">
          <text:p/>
        </draw:line>
        <draw:custom-shape draw:style-name="gr2" draw:text-style-name="P1" draw:layer="layout" svg:width="2.86cm" svg:height="0.963cm" svg:x="29.956cm" svg:y="1.781cm">
          <text:p text:style-name="P1">EggMap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1.386cm" svg:y1="2.771cm" svg:x2="31.386cm" svg:y2="27.797cm">
          <text:p/>
        </draw:line>
        <draw:frame draw:style-name="gr5" draw:layer="layout" svg:width="4.117cm" svg:height="0.963cm" svg:x="15.478cm" svg:y="9.128cm">
          <draw:text-box>
            <text:p>Row, column</text:p>
          </draw:text-box>
        </draw:frame>
        <draw:custom-shape draw:style-name="gr1" draw:text-style-name="P1" draw:layer="layout" svg:width="0.788cm" svg:height="1.651cm" svg:x="31cm" svg:y="11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4.716cm" svg:y1="15.471cm" svg:x2="37.576cm" svg:y2="15.471cm">
          <text:p/>
        </draw:line>
        <draw:frame draw:style-name="gr8" draw:layer="layout" svg:width="10.795cm" svg:height="1.266cm" svg:x="20.431cm" svg:y="14.589cm">
          <draw:text-box>
            <text:p>Broadcast BSS messages of pickup</text:p>
          </draw:text-box>
        </draw:frame>
        <draw:custom-shape draw:style-name="gr1" draw:text-style-name="P1" draw:layer="layout" svg:width="0.788cm" svg:height="22.486cm" svg:x="3.794cm" svg:y="4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556cm" svg:y1="4.676cm" svg:x2="9.001cm" svg:y2="4.676cm">
          <text:p/>
        </draw:line>
        <draw:line draw:style-name="gr7" draw:text-style-name="P1" draw:layer="layout" svg:x1="9.001cm" svg:y1="26.654cm" svg:x2="4.556cm" svg:y2="26.654cm">
          <text:p/>
        </draw:line>
        <draw:frame draw:style-name="gr9" draw:layer="layout" svg:width="3.429cm" svg:height="1.675cm" svg:x="5.318cm" svg:y="24.852cm">
          <draw:text-box>
            <text:p>Refreshed screen</text:p>
          </draw:text-box>
        </draw:frame>
        <draw:custom-shape draw:style-name="gr10" draw:text-style-name="P1" draw:layer="layout" svg:width="4.405cm" svg:height="0.963cm" svg:x="23.265cm" svg:y="1.755cm">
          <text:p text:style-name="P1">EggCollectio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5.466cm" svg:y1="2.771cm" svg:x2="25.466cm" svg:y2="27.797cm">
          <text:p/>
        </draw:line>
        <draw:line draw:style-name="gr6" draw:text-style-name="P1" draw:layer="layout" svg:x1="14.716cm" svg:y1="11.922cm" svg:x2="30.972cm" svg:y2="11.922cm">
          <text:p/>
        </draw:line>
        <draw:frame draw:style-name="gr11" draw:layer="layout" svg:width="5.842cm" svg:height="0.963cm" svg:x="21.32cm" svg:y="10.906cm">
          <draw:text-box>
            <text:p>Detect egg around</text:p>
          </draw:text-box>
        </draw:frame>
        <draw:line draw:style-name="gr7" draw:text-style-name="P1" draw:layer="layout" svg:x1="30.845cm" svg:y1="13.573cm" svg:x2="14.589cm" svg:y2="13.573cm">
          <text:p/>
        </draw:line>
        <draw:frame draw:style-name="gr12" draw:layer="layout" svg:width="2.413cm" svg:height="0.963cm" svg:x="21.828cm" svg:y="12.61cm">
          <draw:text-box>
            <text:p>Egg id</text:p>
          </draw:text-box>
        </draw:frame>
        <draw:custom-shape draw:style-name="gr1" draw:text-style-name="P1" draw:layer="layout" svg:width="0.661cm" svg:height="1.524cm" svg:x="25.104cm" svg:y="18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4.716cm" svg:y1="18.78cm" svg:x2="25.13cm" svg:y2="18.78cm">
          <text:p/>
        </draw:line>
        <draw:frame draw:style-name="gr13" draw:layer="layout" svg:width="3.673cm" svg:height="0.963cm" svg:x="16.123cm" svg:y="17.891cm">
          <draw:text-box>
            <text:p>Get egg(id)</text:p>
          </draw:text-box>
        </draw:frame>
        <draw:line draw:style-name="gr7" draw:text-style-name="P1" draw:layer="layout" svg:x1="25.13cm" svg:y1="20.304cm" svg:x2="14.716cm" svg:y2="20.304cm">
          <text:p/>
        </draw:line>
        <draw:frame draw:style-name="gr14" draw:layer="layout" svg:width="1.778cm" svg:height="1.139cm" svg:x="18.018cm" svg:y="19.292cm">
          <draw:text-box>
            <text:p>Egg</text:p>
          </draw:text-box>
        </draw:frame>
        <draw:custom-shape draw:style-name="gr1" draw:text-style-name="P1" xml:id="id1" draw:id="id1" draw:layer="layout" svg:width="0.788cm" svg:height="2.032cm" svg:x="14.208cm" svg:y="21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0cm 1.898cm 0.134cm" svg:x1="14.602cm" svg:y1="21.193cm" svg:x2="14.602cm" svg:y2="23.225cm" draw:start-shape="id1" draw:start-glue-point="0" draw:end-shape="id1" draw:end-glue-point="2" svg:d="m14602 21193v-501h1003v3168h-1003v-635" svg:viewBox="0 0 1004 3169">
          <text:p/>
        </draw:connector>
        <draw:frame draw:style-name="gr5" draw:layer="layout" svg:width="5.853cm" svg:height="0.963cm" svg:x="15.34cm" svg:y="21.193cm">
          <draw:text-box>
            <text:p>Update info on egg</text:p>
          </draw:text-box>
        </draw:frame>
        <draw:line draw:style-name="gr7" draw:text-style-name="P1" draw:layer="layout" svg:x1="37.449cm" svg:y1="17.002cm" svg:x2="14.716cm" svg:y2="17.002cm">
          <text:p/>
        </draw:line>
        <draw:frame draw:style-name="gr11" draw:layer="layout" svg:width="4.826cm" svg:height="0.963cm" svg:x="25.892cm" svg:y="16.113cm">
          <draw:text-box>
            <text:p>Time of picku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5T14:13:38.26</meta:creation-date>
    <meta:generator>LibreOffice/3.6$Windows_x86 LibreOffice_project/58f22d5-270d05a-e2abed1-ea17a85-9b5702</meta:generator>
    <dc:date>2012-12-06T15:53:47.28</dc:date>
    <meta:editing-duration>PT4H3M2S</meta:editing-duration>
    <meta:editing-cycles>66</meta:editing-cycles>
    <meta:document-statistic meta:object-count="46"/>
  </office:meta>
</office:document-meta>
</file>